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6000000DF30B381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="hidden" draw:shadow-color="#00007d"/>
    </style:style>
    <style:style style:name="gr2" style:family="graphic">
      <style:graphic-properties style:protect="size"/>
    </style:style>
    <style:style style:name="pr1" style:family="presentation" style:parent-style-name="IntelliGrape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="hidden" draw:shadow-color="#00007d"/>
    </style:style>
    <style:style style:name="pr2" style:family="presentation" style:parent-style-name="IntelliGrape-notes">
      <style:graphic-properties draw:fill-color="#ffffff" draw:auto-grow-height="true" fo:min-height="11.43cm"/>
    </style:style>
    <style:style style:name="pr3" style:family="presentation" style:parent-style-name="Default-title">
      <style:graphic-properties fo:min-height="3.561cm"/>
    </style:style>
    <style:style style:name="pr4" style:family="presentation" style:parent-style-name="Default-outline1">
      <style:graphic-properties fo:min-height="10.545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efault-outline1">
      <style:graphic-properties fo:min-height="12.323cm"/>
    </style:style>
    <style:style style:name="pr7" style:family="presentation" style:parent-style-name="Default-title">
      <style:graphic-properties draw:auto-grow-height="true" fo:min-height="3.812cm"/>
    </style:style>
    <style:style style:name="pr8" style:family="presentation" style:parent-style-name="Default-subtitle">
      <style:graphic-properties draw:fill-color="#ffffff" fo:min-height="12.323cm"/>
    </style:style>
    <style:style style:name="pr9" style:family="presentation" style:parent-style-name="Default-title">
      <style:graphic-properties fo:min-height="1.7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1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color="#ffffff" fo:font-family="Verdana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IntelliGrape Software" draw:style-name="dp1" draw:master-page-name="IntelliGrape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p text:style-name="P1"><text:span text:style-name="T1">Getting Started</text:span></text:p>
          </draw:text-box>
        </draw:frame>
        <draw:custom-shape draw:style-name="gr1" draw:text-style-name="P2" draw:layer="layout" svg:width="16.722cm" svg:height="4.868cm" svg:x="8.678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86cm" svg:height="3.821cm" svg:x="1.27cm" svg:y="1.265cm" presentation:class="title">
          <draw:text-box>
            <text:p><text:span text:style-name="T2">Grails - Scaffolding</text:span></text:p>
          </draw:text-box>
        </draw:frame>
        <draw:frame presentation:style-name="pr4" draw:text-style-name="P4" draw:layer="layout" svg:width="22.86cm" svg:height="12.998cm" svg:x="1.27cm" svg:y="5.502cm" presentation:class="outline" presentation:user-transformed="true">
          <draw:text-box>
            <text:list text:style-name="L2">
              <text:list-item>
                <text:p><text:span text:style-name="T3">Scaffolding in Grails means generating artifacts (controllers and views) that satisfy a set of requirements.</text:span></text:p>
                <text:p><text:span text:style-name="T3"><text:s/></text:span></text:p>
              </text:list-item>
              <text:list-item>
                <text:p><text:span text:style-name="T3">Scaffolding allows you to auto-generate a whole application for a given domain class including:</text:span></text:p>
                <text:list>
                  <text:list-item>
                    <text:list>
                      <text:list-item>
                        <text:p><text:span text:style-name="T3">The necessary views</text:span></text:p>
                      </text:list-item>
                      <text:list-item>
                        <text:p><text:span text:style-name="T3">Controller actions for create/read/update/delete (CRUD) operations</text:span></text:p>
                      </text:list-item>
                    </text:list>
                  </text:list-item>
                </text:list>
                <text:p><text:span text:style-name="T3"/></text:p>
              </text:list-item>
              <text:list-item>
                <text:p><text:span text:style-name="T3">Scaffolding comes in two flavors: </text:span></text:p>
                <text:list>
                  <text:list-item>
                    <text:list>
                      <text:list-item>
                        <text:p><text:span text:style-name="T3">dynamic (or runtime)</text:span></text:p>
                      </text:list-item>
                      <text:list-item>
                        <text:p><text:span text:style-name="T3">static (or template-driven) 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5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ynamic Scaffolding</text:p>
          </draw:text-box>
        </draw:frame>
        <draw:frame presentation:style-name="pr6" draw:layer="layout" svg:width="22.86cm" svg:height="12.573cm" svg:x="1.27cm" svg:y="5.502cm" presentation:class="outline">
          <draw:text-box>
            <text:list text:style-name="L2">
              <text:list-item>
                <text:p><text:span text:style-name="T4">The CRUD application’s controller logic and views are generated at runtime. </text:span></text:p>
              </text:list-item>
              <text:list-item>
                <text:p>It uses advanced techniques such as reflection and Groovy’s metaprogramming capabilities to generate the code.</text:p>
              </text:list-item>
              <text:list-item>
                <text:p><text:s/>def <text:s text:c="2"/>scaffold <text:s/>= <text:s/>tru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text-style-name="P5" draw:layer="layout" svg:width="15.239cm" svg:height="11.179cm" svg:x="1.905cm" svg:y="12.064cm" presentation:class="notes">
            <draw:text-box>
              <text:p><text:span text:style-name="T5">class BookController {</text:span></text:p>
              <text:p><text:span text:style-name="T5"><text:s text:c="3"/></text:span><text:span text:style-name="T5">def scaffold = true</text:span></text:p>
              <text:p><text:span text:style-name="T5">}</text:span></text:p>
              <text:p><text:span text:style-name="T5">The above works because the "BookController" follows the same naming convention as the "Book" domain class, if we wanted to scaffold a specific domain class you can reference the class directly in the scaffold property: </text:span></text:p>
              <text:p><text:span text:style-name="T5">def scaffold = Author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4.5cm" svg:height="3.821cm" svg:x="0.5cm" svg:y="1.265cm" presentation:class="title" presentation:user-transformed="true">
          <draw:text-box>
            <text:p><text:span text:style-name="T2">Static or Template driven Scaffolding</text:span></text:p>
          </draw:text-box>
        </draw:frame>
        <draw:frame presentation:style-name="pr6" draw:layer="layout" svg:width="22.86cm" svg:height="12.573cm" svg:x="1.27cm" svg:y="5.502cm" presentation:class="outline">
          <draw:text-box>
            <text:list text:style-name="L2">
              <text:list-item>
                <text:p><text:span text:style-name="T6">grails generate-views</text:span>: Generates views for the specified domain class</text:p>
              </text:list-item>
              <text:list-item>
                <text:p><text:span text:style-name="T6">grails generate-controller</text:span>: Generates a controller for the specified domain class</text:p>
              </text:list-item>
              <text:list-item>
                <text:p><text:span text:style-name="T6">grails generate-all</text:span>: Generates both a controller and associated views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5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2.86cm" svg:height="4.072cm" svg:x="1.27cm" svg:y="1.14cm" presentation:class="title">
          <draw:text-box>
            <text:p>Customize Scaffolding templates</text:p>
          </draw:text-box>
        </draw:frame>
        <draw:frame presentation:style-name="pr8" draw:layer="layout" svg:width="22.86cm" svg:height="12.323cm" svg:x="1.27cm" svg:y="5.627cm" presentation:class="subtitle">
          <draw:text-box>
            <text:p><text:tab/><text:tab/>grails install-templates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ifferent Environments</text:p>
          </draw:text-box>
        </draw:frame>
        <draw:frame presentation:style-name="pr6" draw:layer="layout" svg:width="24.5cm" svg:height="12.573cm" svg:x="0.5cm" svg:y="5.502cm" presentation:class="outline" presentation:user-transformed="true">
          <draw:text-box>
            <text:list text:style-name="L2">
              <text:list-item>
                <text:p>Grails supports the concept of development, test, and production environments.</text:p>
                <text:list>
                  <text:list-item>
                    <text:list>
                      <text:list-item>
                        <text:p>Production</text:p>
                        <text:list>
                          <text:list-item>
                            <text:list>
                              <text:list-item>
                                <text:p>grails prod run-app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est</text:p>
                        <text:list>
                          <text:list-item>
                            <text:list>
                              <text:list-item>
                                <text:p>grails test run-app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Development</text:p>
                        <text:list>
                          <text:list-item>
                            <text:list>
                              <text:list-item>
                                <text:p>grails dev run-app</text:p>
                              </text:list-item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text-style-name="P5" draw:layer="layout" svg:width="15.239cm" svg:height="11.179cm" svg:x="1.905cm" svg:y="12.064cm" presentation:class="notes">
            <draw:text-box>
              <text:p><text:span text:style-name="T5">In any web-application production team, you have a development configuration for the application that might be configured to work with a locally installed database. This configuration sometimes even differs from developer to developer, depending on their specific desktop configurations.</text:span></text:p>
              <text:p><text:span text:style-name="T5"/></text:p>
              <text:p><text:span text:style-name="T5">QA staff who test the work produced by developers have separate machines</text:span></text:p>
              <text:p><text:span text:style-name="T5">configured in a similar way to the production environment. So we have two environments so far: the development configuration and the test configuration. The third is the production configuration, which you need when the system goes live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Configuring Data Sources</text:p>
          </draw:text-box>
        </draw:frame>
        <draw:frame presentation:style-name="pr6" draw:text-style-name="P6" draw:layer="layout" svg:width="24.9cm" svg:height="14.5cm" svg:x="0.499cm" svg:y="4.5cm" presentation:class="outline" presentation:user-transformed="true">
          <draw:text-box>
            <text:list text:style-name="L2">
              <text:list-item>
                <text:p><text:span text:style-name="T7">Data Sources Configuration File :</text:span></text:p>
                <text:p><text:span text:style-name="T7">Application Name/grailsapp/conf/DataSource.groovy</text:span></text:p>
                <text:p><text:span text:style-name="T7"/></text:p>
              </text:list-item>
              <text:list-item>
                <text:p><text:span text:style-name="T7">Settings DataSource.groovy</text:span></text:p>
                <text:list>
                  <text:list-item>
                    <text:list>
                      <text:list-item>
                        <text:p><text:span text:style-name="T8">driverClassName</text:span><text:span text:style-name="T7">: This is the class name of the JDBC driver.</text:span></text:p>
                      </text:list-item>
                      <text:list-item>
                        <text:p><text:span text:style-name="T8">username</text:span><text:span text:style-name="T7">: This is the username used to establish a JDBC connection.</text:span></text:p>
                      </text:list-item>
                      <text:list-item>
                        <text:p><text:span text:style-name="T8">password</text:span><text:span text:style-name="T7">: This is the password used to establish a JDBC connection.</text:span></text:p>
                      </text:list-item>
                      <text:list-item>
                        <text:p><text:span text:style-name="T8">url</text:span><text:span text:style-name="T7">: This is the JDBC URL of the database.</text:span></text:p>
                      </text:list-item>
                      <text:list-item>
                        <text:p><text:span text:style-name="T8">dbCreate</text:span><text:span text:style-name="T7">: This specifies whether to autogenerate the database from the domain model. Options: create-drop, create, update, validate</text:span></text:p>
                      </text:list-item>
                      <text:list-item>
                        <text:p><text:span text:style-name="T8">pooled</text:span><text:span text:style-name="T7">: This specifies whether to use a pool of connections (it defaults to true).</text:span></text:p>
                      </text:list-item>
                      <text:list-item>
                        <text:p><text:span text:style-name="T8">configClass</text:span><text:span text:style-name="T7">: This is the class that you use to configure Hibernate.</text:span></text:p>
                      </text:list-item>
                      <text:list-item>
                        <text:p><text:span text:style-name="T8">logSql</text:span><text:span text:style-name="T7">: This setting enables SQL logging.</text:span></text:p>
                      </text:list-item>
                      <text:list-item>
                        <text:p><text:span text:style-name="T8">dialect</text:span><text:span text:style-name="T7">: This is a string or class that represents the Hibernate dialect used to communicate with the database.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5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2.86cm" svg:height="2cm" svg:x="1.27cm" svg:y="1.5cm" presentation:class="title" presentation:user-transformed="true">
          <draw:text-box>
            <text:p>DataSource.groovy</text:p>
          </draw:text-box>
        </draw:frame>
        <draw:frame presentation:style-name="pr6" draw:layer="layout" svg:width="22.86cm" svg:height="15.7cm" svg:x="1.218cm" svg:y="3.3cm" presentation:class="outline" presentation:user-transformed="true">
          <draw:text-box>
            <text:list text:style-name="L2">
              <text:list-header>
                <text:p>DataSource {</text:p>
                <text:list>
                  <text:list-header>
                    <text:p>pooled = true</text:p>
                    <text:p>driverClassName = "org.hsqldb.jdbcDriver"</text:p>
                    <text:p>username = "sa"</text:p>
                    <text:p>password = ""</text:p>
                  </text:list-header>
                </text:list>
                <text:p>}</text:p>
                <text:p>hibernate {</text:p>
                <text:p><text:s text:c="4"/>cache.use_second_level_cache=true</text:p>
                <text:p><text:s text:c="4"/>cache.use_query_cache=true</text:p>
                <text:p><text:s text:c="4"/>cache.provider_class='com.opensymphony.oscache.hibernate.OSCacheProvider'</text:p>
                <text:p>}</text:p>
                <text:p>// environment specific settings</text:p>
                <text:p>environments {</text:p>
                <text:list>
                  <text:list-header>
                    <text:p><text:span text:style-name="T6">development</text:span> {</text:p>
                    <text:list>
                      <text:list-header>
                        <text:p>dataSource { <text:span text:style-name="T6">dbCreate = "create-drop"</text:span> // one of 'create', 'create-drop','update'</text:p>
                        <text:p>url = "jdbc:hsqldb:mem:devDB"</text:p>
                        <text:list>
                          <text:list-header>
                            <text:p>}</text:p>
                          </text:list-header>
                        </text:list>
                        <text:p>}</text:p>
                        <text:p><text:span text:style-name="T6">test</text:span> {</text:p>
                        <text:p>dataSource {<text:span text:style-name="T6"> dbCreate = "update"</text:span></text:p>
                        <text:p>url = "jdbc:hsqldb:mem:testDb"</text:p>
                        <text:list>
                          <text:list-header>
                            <text:p>}</text:p>
                          </text:list-header>
                        </text:list>
                        <text:p>}</text:p>
                      </text:list-header>
                    </text:list>
                    <text:p><text:span text:style-name="T6">production</text:span> {</text:p>
                    <text:p>dataSource {<text:span text:style-name="T6"> dbCreate = "update"</text:span></text:p>
                    <text:p>url = "jdbc:hsqldb:file:prodDb;shutdown=true"</text:p>
                    <text:list>
                      <text:list-header>
                        <text:p>}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ploying the Application</text:p>
          </draw:text-box>
        </draw:frame>
        <draw:frame presentation:style-name="pr6" draw:layer="layout" svg:width="22.86cm" svg:height="12.573cm" svg:x="1.27cm" svg:y="5.502cm" presentation:class="outline">
          <draw:text-box>
            <text:list text:style-name="L2">
              <text:list-item>
                <text:p><text:s/>grails war</text:p>
                <text:list>
                  <text:list-item>
                    <text:list>
                      <text:list-item>
                        <text:p>The WAR file is the standardized mechanism for deployment in the Java world. </text:p>
                      </text:list-item>
                      <text:list-item>
                        <text:p>Every Java EE–compliant web container supports the format</text:p>
                        <text:p/>
                      </text:list-item>
                    </text:list>
                  </text:list-item>
                </text:list>
              </text:list-item>
              <text:list-item>
                <text:p>grails run-war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14cm" svg:y="8cm" presentation:class="title" presentation:user-transformed="true">
          <draw:text-box>
            <text:p text:style-name="P7">Questions ?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telliGrap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ntelliGrap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IntelliGrape-notes" style:family="presentation">
      <style:graphic-properties draw:stroke="none" draw:fill="none">
        <text:list-style style:name="IntelliGrap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IntelliGrape-outline1" style:family="presentation">
      <style:graphic-properties draw:stroke="none" draw:fill="none" draw:auto-grow-height="false" draw:fit-to-size="shrink-to-fit">
        <text:list-style style:name="IntelliGrape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elliGrape-outline2" style:family="presentation" style:parent-style-name="IntelliGrap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IntelliGrape-outline3" style:family="presentation" style:parent-style-name="IntelliGrap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ntelliGrape-outline4" style:family="presentation" style:parent-style-name="IntelliGrap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5" style:family="presentation" style:parent-style-name="IntelliGrap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6" style:family="presentation" style:parent-style-name="IntelliGrap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7" style:family="presentation" style:parent-style-name="IntelliGrap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8" style:family="presentation" style:parent-style-name="IntelliGrap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outline9" style:family="presentation" style:parent-style-name="IntelliGrap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ntelliGrape-subtitle" style:family="presentation">
      <style:graphic-properties draw:stroke="none" draw:fill="none" draw:textarea-vertical-align="middle">
        <text:list-style style:name="IntelliGrape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IntelliGrap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IntelliGrap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solid" draw:fill-color="#000080" draw:textarea-horizontal-align="center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2" style:family="presentation" style:parent-style-name="Default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00007d"/>
    </style:style>
    <style:style style:name="Mpr4" style:family="presentation" style:parent-style-name="IntelliGrape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5" style:family="presentation" style:parent-style-name="IntelliGrape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style:writing-mode="tb-rl"/>
    </style:style>
    <style:style style:name="MP8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g>
        <draw:custom-shape draw:style-name="Mgr3" draw:text-style-name="MP5" draw:layer="backgroundobjects" svg:width="0.588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17.987cm" svg:height="0.763cm" svg:x="0.85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4cm" svg:height="0.392cm" svg:x="0.844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7cm" svg:height="0.384cm" svg:x="1.128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7cm" svg:height="0.392cm" svg:x="1.12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1cm" svg:height="0.384cm" svg:x="0.565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0.29cm" svg:height="0.384cm" svg:x="0.271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4cm" svg:height="0.384cm" svg:x="0.844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1cm" svg:height="0.379cm" svg:x="0.565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p text:style-name="MP6"><text:span text:style-name="MT2"><presentation:date-time/></text:span></text:p>
        </draw:text-box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8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IntelliGrape" style:page-layout-name="PM1" draw:style-name="Mdp1">
      <office:forms form:automatic-focus="false" form:apply-design-mode="false"/>
      <draw:g>
        <draw:custom-shape draw:style-name="Mgr3" draw:text-style-name="MP5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4" draw:text-style-name="MP6" draw:layer="backgroundobjects" svg:width="5.927cm" svg:height="1.271cm" svg:x="1.269cm" svg:y="17.35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IntelliGrape-title" draw:layer="backgroundobjects" svg:width="16.722cm" svg:height="6.139cm" svg:x="8.255cm" svg:y="5.08cm" presentation:class="title" presentation:placeholder="true">
        <draw:text-box/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presentation:style-name="IntelliGrape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IntelliGrape-title" draw:layer="backgroundobjects" svg:width="0.001cm" svg:height="0.001cm" svg:x="0cm" svg:y="1.93cm" presentation:class="page"/>
        <draw:frame presentation:style-name="IntelliGrape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ntelliGrape</dc:title>
    <meta:creation-date>2010-01-14T19:22:20</meta:creation-date>
    <meta:editing-cycles>5</meta:editing-cycles>
    <meta:editing-duration>PT01H08M13S</meta:editing-duration>
    <meta:generator>OpenOffice.org/3.2$Linux OpenOffice.org_project/320m12$Build-9483</meta:generator>
    <dc:date>2010-12-01T10:54:02</dc:date>
    <dc:creator>amit 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IntelliGrape" xlink:href="../../../.openoffice.org/3/user/template/IntelliGrape.otp"/>
  </office:meta>
</office:document-meta>
</file>